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27/7/21</text:p>
          </table:table-cell>
          <table:table-cell table:style-name="ce88" table:number-columns-repeated="4"/>
          <table:table-cell table:style-name="ce2" table:number-columns-repeated="8"/>
          <table:table-cell table:number-columns-repeated="17"/>
        </table:table-row>
        <table:table-row table:style-name="ro1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2">
          <table:table-cell table:style-name="ce88" office:value-type="string" calcext:value-type="string">
            <text:p>a</text:p>
          </table:table-cell>
          <table:table-cell table:number-columns-repeated="3" table:style-name="ce88" office:value-type="string" calcext:value-type="string">
            <text:p>25+YC003</text:p>
          </table:table-cell>
          <table:table-cell table:number-columns-repeated="3" table:style-name="ce88" office:value-type="string" calcext:value-type="string">
            <text:p>25+30+YC003</text:p>
          </table:table-cell>
          <table:table-cell table:style-name="ce88" office:value-type="string" calcext:value-type="string">
            <text:p>25+113+IAA+YC003</text:p>
          </table:table-cell>
          <table:table-cell office:value-type="string" calcext:value-type="string">
            <text:p>25+113+IAA+YC003</text:p>
          </table:table-cell>
          <table:table-cell table:style-name="ce88" office:value-type="string" calcext:value-type="string">
            <text:p>25+113+IAA+YC003</text:p>
          </table:table-cell>
          <table:table-cell table:number-columns-repeated="3" table:style-name="ce88" office:value-type="string" calcext:value-type="string">
            <text:p>25+29+34</text:p>
          </table:table-cell>
          <table:table-cell table:number-columns-repeated="6"/>
          <table:table-cell table:style-name="ce88"/>
          <table:table-cell table:number-columns-repeated="10"/>
        </table:table-row>
        <table:table-row table:style-name="ro2">
          <table:table-cell table:style-name="ce88" office:value-type="string" calcext:value-type="string">
            <text:p>b</text:p>
          </table:table-cell>
          <table:table-cell table:number-columns-repeated="3" table:style-name="ce88" office:value-type="string" calcext:value-type="string">
            <text:p>25+YC003</text:p>
          </table:table-cell>
          <table:table-cell table:number-columns-repeated="3" table:style-name="ce88" office:value-type="string" calcext:value-type="string">
            <text:p>25+32+YC003</text:p>
          </table:table-cell>
          <table:table-cell table:style-name="ce88" office:value-type="string" calcext:value-type="string">
            <text:p>25+32+113+YC003</text:p>
          </table:table-cell>
          <table:table-cell office:value-type="string" calcext:value-type="string">
            <text:p>25+32+113+YC003</text:p>
          </table:table-cell>
          <table:table-cell table:style-name="ce88" office:value-type="string" calcext:value-type="string">
            <text:p>25+32+113+YC003</text:p>
          </table:table-cell>
          <table:table-cell table:number-columns-repeated="3" table:style-name="ce88" office:value-type="string" calcext:value-type="string">
            <text:p>25+31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c</text:p>
          </table:table-cell>
          <table:table-cell table:number-columns-repeated="3" table:style-name="ce88" office:value-type="string" calcext:value-type="string">
            <text:p>25+YFP+YC003</text:p>
          </table:table-cell>
          <table:table-cell table:number-columns-repeated="3" table:style-name="ce88" office:value-type="string" calcext:value-type="string">
            <text:p>25+32+YC003</text:p>
          </table:table-cell>
          <table:table-cell table:style-name="ce88" office:value-type="string" calcext:value-type="string">
            <text:p>25+32+113+YC003</text:p>
          </table:table-cell>
          <table:table-cell office:value-type="string" calcext:value-type="string">
            <text:p>25+32+113+YC003</text:p>
          </table:table-cell>
          <table:table-cell table:style-name="ce88" office:value-type="string" calcext:value-type="string">
            <text:p>25+32+113+YC003</text:p>
          </table:table-cell>
          <table:table-cell table:number-columns-repeated="3" table:style-name="ce88" office:value-type="string" calcext:value-type="string">
            <text:p>25+33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d</text:p>
          </table:table-cell>
          <table:table-cell table:number-columns-repeated="3" table:style-name="ce88" office:value-type="string" calcext:value-type="string">
            <text:p>25+YFP+YC003</text:p>
          </table:table-cell>
          <table:table-cell table:number-columns-repeated="3" table:style-name="ce88" office:value-type="string" calcext:value-type="string">
            <text:p>25+32+IAA+YC003</text:p>
          </table:table-cell>
          <table:table-cell table:style-name="ce88" office:value-type="string" calcext:value-type="string">
            <text:p>25+32+113+IAA+YC003</text:p>
          </table:table-cell>
          <table:table-cell office:value-type="string" calcext:value-type="string">
            <text:p>25+32+113+IAA+YC003</text:p>
          </table:table-cell>
          <table:table-cell table:style-name="ce88" office:value-type="string" calcext:value-type="string">
            <text:p>25+32+113+IAA+YC003</text:p>
          </table:table-cell>
          <table:table-cell table:number-columns-repeated="3" table:style-name="ce88" office:value-type="string" calcext:value-type="string">
            <text:p>25+348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e</text:p>
          </table:table-cell>
          <table:table-cell table:number-columns-repeated="3" table:style-name="ce88" office:value-type="string" calcext:value-type="string">
            <text:p>25+34</text:p>
          </table:table-cell>
          <table:table-cell table:number-columns-repeated="3" table:style-name="ce88" office:value-type="string" calcext:value-type="string">
            <text:p>25+32+IAA+YC003</text:p>
          </table:table-cell>
          <table:table-cell table:style-name="ce88" office:value-type="string" calcext:value-type="string">
            <text:p>25+32+113+IAA+YC003</text:p>
          </table:table-cell>
          <table:table-cell office:value-type="string" calcext:value-type="string">
            <text:p>25+32+113+IAA+YC003</text:p>
          </table:table-cell>
          <table:table-cell table:style-name="ce88" office:value-type="string" calcext:value-type="string">
            <text:p>25+32+113+IAA+YC003</text:p>
          </table:table-cell>
          <table:table-cell table:number-columns-repeated="3" table:style-name="ce88" office:value-type="string" calcext:value-type="string">
            <text:p>25+349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f</text:p>
          </table:table-cell>
          <table:table-cell table:number-columns-repeated="3" table:style-name="ce88" office:value-type="string" calcext:value-type="string">
            <text:p>25+34</text:p>
          </table:table-cell>
          <table:table-cell table:number-columns-repeated="3" table:style-name="ce88" office:value-type="string" calcext:value-type="string">
            <text:p>25+113+YC003</text:p>
          </table:table-cell>
          <table:table-cell table:style-name="ce88" office:value-type="string" calcext:value-type="string">
            <text:p>25+27+YC003</text:p>
          </table:table-cell>
          <table:table-cell office:value-type="string" calcext:value-type="string">
            <text:p>25+27+YC003</text:p>
          </table:table-cell>
          <table:table-cell table:style-name="ce88" office:value-type="string" calcext:value-type="string">
            <text:p>25+27+YC003</text:p>
          </table:table-cell>
          <table:table-cell table:number-columns-repeated="3" table:style-name="ce88" office:value-type="string" calcext:value-type="string">
            <text:p>25+351+YC003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g</text:p>
          </table:table-cell>
          <table:table-cell table:number-columns-repeated="3" table:style-name="ce88" office:value-type="string" calcext:value-type="string">
            <text:p>25+YFP+34</text:p>
          </table:table-cell>
          <table:table-cell table:number-columns-repeated="3" table:style-name="ce88" office:value-type="string" calcext:value-type="string">
            <text:p>25+113+YC003</text:p>
          </table:table-cell>
          <table:table-cell table:style-name="ce88" office:value-type="string" calcext:value-type="string">
            <text:p>25+27+34</text:p>
          </table:table-cell>
          <table:table-cell office:value-type="string" calcext:value-type="string">
            <text:p>25+27+34</text:p>
          </table:table-cell>
          <table:table-cell table:style-name="ce88" office:value-type="string" calcext:value-type="string">
            <text:p>25+27+34</text:p>
          </table:table-cell>
          <table:table-cell table:number-columns-repeated="3" table:style-name="ce88" office:value-type="string" calcext:value-type="string">
            <text:p>b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h</text:p>
          </table:table-cell>
          <table:table-cell table:number-columns-repeated="3" table:style-name="ce88" office:value-type="string" calcext:value-type="string">
            <text:p>25+YFP+34</text:p>
          </table:table-cell>
          <table:table-cell table:number-columns-repeated="3" table:style-name="ce88" office:value-type="string" calcext:value-type="string">
            <text:p>25+113+IAA+YC003</text:p>
          </table:table-cell>
          <table:table-cell table:style-name="ce88" office:value-type="string" calcext:value-type="string">
            <text:p>25+29+YC003</text:p>
          </table:table-cell>
          <table:table-cell office:value-type="string" calcext:value-type="string">
            <text:p>25+29+YC003</text:p>
          </table:table-cell>
          <table:table-cell table:style-name="ce88" office:value-type="string" calcext:value-type="string">
            <text:p>25+29+YC003</text:p>
          </table:table-cell>
          <table:table-cell table:number-columns-repeated="3"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3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25+YC003" calcext:value-type="string">
            <text:p>25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25+YC003" calcext:value-type="string">
            <text:p>25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25+YFP+YC003" calcext:value-type="string">
            <text:p>25+YFP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25+YFP+YC003" calcext:value-type="string">
            <text:p>25+YFP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25+34" calcext:value-type="string">
            <text:p>25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25+34" calcext:value-type="string">
            <text:p>25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25+YFP+34" calcext:value-type="string">
            <text:p>25+YFP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string" office:string-value="25+YFP+34" calcext:value-type="string">
            <text:p>25+YFP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25+YC003" calcext:value-type="string">
            <text:p>25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25+YC003" calcext:value-type="string">
            <text:p>25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25+YFP+YC003" calcext:value-type="string">
            <text:p>25+YFP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25+YFP+YC003" calcext:value-type="string">
            <text:p>25+YFP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25+34" calcext:value-type="string">
            <text:p>25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25+34" calcext:value-type="string">
            <text:p>25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25+YFP+34" calcext:value-type="string">
            <text:p>25+YFP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string" office:string-value="25+YFP+34" calcext:value-type="string">
            <text:p>25+YFP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25+YC003" calcext:value-type="string">
            <text:p>25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25+YC003" calcext:value-type="string">
            <text:p>25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25+YFP+YC003" calcext:value-type="string">
            <text:p>25+YFP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25+YFP+YC003" calcext:value-type="string">
            <text:p>25+YFP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25+34" calcext:value-type="string">
            <text:p>25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25+34" calcext:value-type="string">
            <text:p>25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25+YFP+34" calcext:value-type="string">
            <text:p>25+YFP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string" office:string-value="25+YFP+34" calcext:value-type="string">
            <text:p>25+YFP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string" office:string-value="25+30+YC003" calcext:value-type="string">
            <text:p>25+30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string" office:string-value="25+32+YC003" calcext:value-type="string">
            <text:p>25+32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string" office:string-value="25+32+YC003" calcext:value-type="string">
            <text:p>25+32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string" office:string-value="25+32+IAA+YC003" calcext:value-type="string">
            <text:p>25+32+IAA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string" office:string-value="25+32+IAA+YC003" calcext:value-type="string">
            <text:p>25+32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string" office:string-value="25+113+YC003" calcext:value-type="string">
            <text:p>25+113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string" office:string-value="25+113+YC003" calcext:value-type="string">
            <text:p>25+113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string" office:string-value="25+113+IAA+YC003" calcext:value-type="string">
            <text:p>25+113+IAA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25+30+YC003" calcext:value-type="string">
            <text:p>25+30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25+32+YC003" calcext:value-type="string">
            <text:p>25+32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25+32+YC003" calcext:value-type="string">
            <text:p>25+32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25+32+IAA+YC003" calcext:value-type="string">
            <text:p>25+32+IAA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25+32+IAA+YC003" calcext:value-type="string">
            <text:p>25+32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string" office:string-value="25+113+YC003" calcext:value-type="string">
            <text:p>25+113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string" office:string-value="25+113+YC003" calcext:value-type="string">
            <text:p>25+113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25+113+IAA+YC003" calcext:value-type="string">
            <text:p>25+113+IAA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25+30+YC003" calcext:value-type="string">
            <text:p>25+30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25+32+YC003" calcext:value-type="string">
            <text:p>25+32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25+32+YC003" calcext:value-type="string">
            <text:p>25+32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25+32+IAA+YC003" calcext:value-type="string">
            <text:p>25+32+IAA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25+32+IAA+YC003" calcext:value-type="string">
            <text:p>25+32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string" office:string-value="25+113+YC003" calcext:value-type="string">
            <text:p>25+113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string" office:string-value="25+113+YC003" calcext:value-type="string">
            <text:p>25+113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25+113+IAA+YC003" calcext:value-type="string">
            <text:p>25+113+IAA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string" office:string-value="25+113+IAA+YC003" calcext:value-type="string">
            <text:p>25+113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25+32+113+YC003" calcext:value-type="string">
            <text:p>25+32+113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25+32+113+YC003" calcext:value-type="string">
            <text:p>25+32+113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25+32+113+IAA+YC003" calcext:value-type="string">
            <text:p>25+32+113+IAA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25+32+113+IAA+YC003" calcext:value-type="string">
            <text:p>25+32+113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string" office:string-value="25+27+YC003" calcext:value-type="string">
            <text:p>25+27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string" office:string-value="25+27+34" calcext:value-type="string">
            <text:p>25+27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string" office:string-value="25+29+YC003" calcext:value-type="string">
            <text:p>25+29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string" office:string-value="25+113+IAA+YC003" calcext:value-type="string">
            <text:p>25+113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25+32+113+YC003" calcext:value-type="string">
            <text:p>25+32+113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25+32+113+YC003" calcext:value-type="string">
            <text:p>25+32+113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25+32+113+IAA+YC003" calcext:value-type="string">
            <text:p>25+32+113+IAA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25+32+113+IAA+YC003" calcext:value-type="string">
            <text:p>25+32+113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string" office:string-value="25+27+YC003" calcext:value-type="string">
            <text:p>25+27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string" office:string-value="25+27+34" calcext:value-type="string">
            <text:p>25+27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string" office:string-value="25+29+YC003" calcext:value-type="string">
            <text:p>25+29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string" office:string-value="25+113+IAA+YC003" calcext:value-type="string">
            <text:p>25+113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25+32+113+YC003" calcext:value-type="string">
            <text:p>25+32+113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25+32+113+YC003" calcext:value-type="string">
            <text:p>25+32+113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25+32+113+IAA+YC003" calcext:value-type="string">
            <text:p>25+32+113+IAA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25+32+113+IAA+YC003" calcext:value-type="string">
            <text:p>25+32+113+IAA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string" office:string-value="25+27+YC003" calcext:value-type="string">
            <text:p>25+27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string" office:string-value="25+27+34" calcext:value-type="string">
            <text:p>25+27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string" office:string-value="25+29+YC003" calcext:value-type="string">
            <text:p>25+29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string" office:string-value="25+29+34" calcext:value-type="string">
            <text:p>25+29+3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string" office:string-value="25+31+34" calcext:value-type="string">
            <text:p>25+31+34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string" office:string-value="25+33+YC003" calcext:value-type="string">
            <text:p>25+33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string" office:string-value="25+348+YC003" calcext:value-type="string">
            <text:p>25+348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string" office:string-value="25+349+YC003" calcext:value-type="string">
            <text:p>25+349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string" office:string-value="25+351+YC003" calcext:value-type="string">
            <text:p>25+351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string" office:string-value="35+34" calcext:value-type="string">
            <text:p>35+34</text:p>
          </table:table-cell>
          <table:table-cell office:value-type="string" calcext:value-type="string">
            <text:p>calibrato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string" office:string-value="25+29+34" calcext:value-type="string">
            <text:p>25+29+3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string" office:string-value="25+31+34" calcext:value-type="string">
            <text:p>25+31+34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string" office:string-value="25+33+YC003" calcext:value-type="string">
            <text:p>25+33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string" office:string-value="25+348+YC003" calcext:value-type="string">
            <text:p>25+348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string" office:string-value="25+349+YC003" calcext:value-type="string">
            <text:p>25+349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string" office:string-value="25+351+YC003" calcext:value-type="string">
            <text:p>25+351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string" office:string-value="35+34" calcext:value-type="string">
            <text:p>35+34</text:p>
          </table:table-cell>
          <table:table-cell office:value-type="string" calcext:value-type="string">
            <text:p>calibrato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string" office:string-value="25+29+34" calcext:value-type="string">
            <text:p>25+29+3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string" office:string-value="25+31+34" calcext:value-type="string">
            <text:p>25+31+34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string" office:string-value="25+33+YC003" calcext:value-type="string">
            <text:p>25+33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string" office:string-value="25+348+YC003" calcext:value-type="string">
            <text:p>25+348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string" office:string-value="25+349+YC003" calcext:value-type="string">
            <text:p>25+349+YC003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string" office:string-value="25+351+YC003" calcext:value-type="string">
            <text:p>25+351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string" office:string-value="b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string" office:string-value="35+34" calcext:value-type="string">
            <text:p>35+34</text:p>
          </table:table-cell>
          <table:table-cell office:value-type="string" calcext:value-type="string">
            <text:p>calibr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2:37:34.6517456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8T09:45:35.990628975</meta:creation-date>
    <dc:date>2021-11-05T12:38:41.850018679</dc:date>
    <meta:editing-duration>PT9H1M29S</meta:editing-duration>
    <meta:editing-cycles>42</meta:editing-cycles>
    <meta:generator>LibreOffice/7.2.2.2$Linux_X86_64 LibreOffice_project/1eb16ced50a80b7125fabf09652dbb09393766d2</meta:generator>
    <meta:document-statistic meta:table-count="2" meta:cell-count="443" meta:object-count="0"/>
  </office:meta>
</office:document-meta>
</file>